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ffffff" draw:fill="solid" draw:fill-color="#0084d1" draw:textarea-horizontal-align="left" draw:auto-grow-height="true" draw:auto-grow-width="false" fo:min-height="3.023cm" fo:min-width="17.8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4pt" style:font-size-asian="44pt" style:font-size-complex="44pt"/>
    </style:style>
    <style:style style:name="P3" style:family="paragraph">
      <style:text-properties fo:color="#7da647" fo:font-weight="bold" style:font-weight-asian="bold" style:font-weight-complex="bold"/>
    </style:style>
    <style:style style:name="P4" style:family="paragraph">
      <style:text-properties fo:font-family="'Courier New'" style:font-family-generic="modern" style:font-pitch="fixed" fo:font-size="26pt" style:font-size-asian="26pt" style:font-size-complex="26pt"/>
    </style:style>
    <style:style style:name="P5" style:family="paragraph">
      <style:text-properties fo:color="#ff6633" fo:font-weight="bold" style:font-weight-asian="bold" style:font-weight-complex="bold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color="#ffffff" fo:font-size="36pt" style:font-size-asian="36pt" style:font-size-complex="36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7da647" fo:font-size="44pt" fo:font-weight="bold" style:font-size-asian="44pt" style:font-weight-asian="bold" style:font-size-complex="44pt" style:font-weight-complex="bold"/>
    </style:style>
    <style:style style:name="T3" style:family="text">
      <style:text-properties style:use-window-font-color="true" fo:font-family="'Courier New'" style:font-family-generic="modern" style:font-pitch="fixed" fo:font-size="60pt" fo:font-weight="normal" style:font-size-asian="60pt" style:font-weight-asian="normal" style:font-size-complex="60pt" style:font-weight-complex="normal"/>
    </style:style>
    <style:style style:name="T4" style:family="text">
      <style:text-properties fo:color="#0084d1" fo:font-family="'Courier New'" style:font-family-generic="modern" style:font-pitch="fixed" fo:font-size="60pt" fo:font-weight="bold" style:font-size-asian="60pt" style:font-weight-asian="bold" style:font-size-complex="60pt" style:font-weight-complex="bold"/>
    </style:style>
    <style:style style:name="T5" style:family="text">
      <style:text-properties fo:font-family="'Courier New'" style:font-family-generic="modern" style:font-pitch="fixed" fo:font-size="60pt" style:font-size-asian="60pt" style:font-size-complex="60pt"/>
    </style:style>
    <style:style style:name="T6" style:family="text">
      <style:text-properties fo:color="#ff6633" fo:font-size="44pt" fo:font-weight="bold" style:font-size-asian="44pt" style:font-weight-asian="bold" style:font-size-complex="44pt" style:font-weight-complex="bold"/>
    </style:style>
    <style:style style:name="T7" style:family="text">
      <style:text-properties fo:color="#ffffff" fo:font-size="24pt" style:font-size-asian="24pt" style:font-size-complex="24pt"/>
    </style:style>
    <style:style style:name="T8" style:family="text">
      <style:text-properties fo:color="#ffffff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3.5cm" svg:height="2.5cm" svg:x="2.742cm" svg:y="9.5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2.5cm" svg:x="2.742cm" svg:y="11.9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2.5cm" svg:x="2.742cm" svg:y="14.369cm">
          <text:p text:style-name="P1"><text:span text:style-name="T1">N(|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5cm" svg:x="2.742cm" svg:y="7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5cm" svg:x="2.742cm" svg:y="4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51cm" svg:height="1.987cm" svg:x="11.09cm" svg:y="17.02cm">
          <draw:text-box>
            <text:p><text:span text:style-name="T2">Árvore</text:span></text:p>
          </draw:text-box>
        </draw:frame>
        <draw:frame draw:style-name="gr3" draw:text-style-name="P4" draw:layer="layout" svg:width="10.662cm" svg:height="2.647cm" svg:x="2.2cm" svg:y="1.3cm">
          <draw:text-box>
            <text:p><text:span text:style-name="T3">a|bc|e</text:span><text:span text:style-name="T4">*</text:span><text:span text:style-name="T5">f</text:span></text:p>
          </draw:text-box>
        </draw:frame>
        <draw:frame draw:style-name="gr3" draw:text-style-name="P5" draw:layer="layout" svg:width="4.215cm" svg:height="1.987cm" svg:x="2.385cm" svg:y="17.02cm">
          <draw:text-box>
            <text:p><text:span text:style-name="T6">Pilha</text:span></text:p>
          </draw:text-box>
        </draw:frame>
        <draw:frame draw:style-name="gr4" draw:text-style-name="P7" draw:layer="layout" svg:width="17.6cm" svg:height="6.859cm" svg:x="1.7cm" svg:y="19.4cm">
          <draw:text-box>
            <text:p text:style-name="P6"><text:span text:style-name="T7">Operadores binários, assim como os símbolos consomem elementos da pilha. Vale lembrar a questão da ordem de precedência. Como a ordem de precedência da operação </text:span><text:span text:style-name="T8">*</text:span><text:span text:style-name="T7"> é maior que </text:span><text:span text:style-name="T8">N(|)</text:span><text:span text:style-name="T7"> então o novo nodo </text:span><text:span text:style-name="T8">N(*)</text:span><text:span text:style-name="T7"> será filho de </text:span><text:span text:style-name="T8">N(|)</text:span><text:span text:style-name="T7"> e este último permanecerá no topo da pilha. </text:span></text:p>
          </draw:text-box>
        </draw:frame>
        <draw:custom-shape draw:style-name="gr2" draw:text-style-name="P1" xml:id="id2" draw:id="id2" draw:layer="layout" svg:width="2.435cm" svg:height="2.435cm" svg:x="9.5cm" svg:y="7.683cm">
          <text:p text:style-name="P1"><text:span text:style-name="T1">|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435cm" svg:height="2.435cm" svg:x="8cm" svg:y="11.1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2.435cm" svg:height="2.435cm" svg:x="11.065cm" svg:y="11.1cm">
          <text:p text:style-name="P1"><text:span text:style-name="T1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2.283cm" svg:y1="11.1cm" svg:x2="11.579cm" svg:y2="9.762cm" draw:start-shape="id1" draw:start-glue-point="4" draw:end-shape="id2" draw:end-glue-point="9" svg:d="m12283 11100-704-1338">
          <text:p/>
        </draw:connector>
        <draw:connector draw:style-name="gr5" draw:text-style-name="P1" draw:layer="layout" draw:type="line" svg:x1="9.218cm" svg:y1="11.1cm" svg:x2="9.856cm" svg:y2="9.762cm" draw:start-shape="id3" draw:start-glue-point="4" draw:end-shape="id2" draw:end-glue-point="7" svg:d="m9218 11100 638-1338">
          <text:p/>
        </draw:connector>
        <draw:custom-shape draw:style-name="gr2" draw:text-style-name="P1" xml:id="id4" draw:id="id4" draw:layer="layout" svg:width="2.435cm" svg:height="2.435cm" svg:x="9.6cm" svg:y="14.4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0.818cm" svg:y1="14.4cm" svg:x2="11.421cm" svg:y2="13.179cm" draw:start-shape="id4" draw:start-glue-point="4" draw:end-shape="id1" draw:end-glue-point="7" svg:d="m10818 14400 603-1221">
          <text:p/>
        </draw:connector>
        <draw:custom-shape draw:style-name="gr2" draw:text-style-name="P1" xml:id="id5" draw:id="id5" draw:layer="layout" svg:width="2.435cm" svg:height="2.435cm" svg:x="12.665cm" svg:y="14.3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3.144cm" svg:y1="13.179cm" svg:x2="13.883cm" svg:y2="14.3cm" draw:start-shape="id1" draw:start-glue-point="9" draw:end-shape="id5" draw:end-glue-point="4" svg:d="m13144 13179 739 1121">
          <text:p/>
        </draw:connector>
        <draw:custom-shape draw:style-name="gr2" draw:text-style-name="P1" xml:id="id6" draw:id="id6" draw:layer="layout" svg:width="2.435cm" svg:height="2.435cm" svg:x="13.2cm" svg:y="4.3cm">
          <text:p text:style-name="P1"><text:span text:style-name="T1">|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2.435cm" svg:height="2.435cm" svg:x="17.1cm" svg:y="7.683cm">
          <text:p text:style-name="P1"><text:span text:style-name="T1">*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0.718cm" svg:y1="7.683cm" svg:x2="13.556cm" svg:y2="6.379cm" draw:start-shape="id2" draw:start-glue-point="4" draw:end-shape="id6" draw:end-glue-point="7" svg:d="m10718 7683 2838-1304">
          <text:p/>
        </draw:connector>
        <draw:connector draw:style-name="gr5" draw:text-style-name="P1" draw:layer="layout" draw:type="line" svg:x1="15.279cm" svg:y1="6.379cm" svg:x2="17.456cm" svg:y2="8.039cm" draw:start-shape="id6" draw:start-glue-point="9" draw:end-shape="id7" draw:end-glue-point="5" svg:d="m15279 6379 2177 1660">
          <text:p/>
        </draw:connector>
        <draw:custom-shape draw:style-name="gr2" draw:text-style-name="P1" xml:id="id8" draw:id="id8" draw:layer="layout" svg:width="2.435cm" svg:height="2.435cm" svg:x="14.965cm" svg:y="11.065cm">
          <text:p text:style-name="P1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6.183cm" svg:y1="11.065cm" svg:x2="17.456cm" svg:y2="9.762cm" draw:start-shape="id8" draw:start-glue-point="4" draw:end-shape="id7" draw:end-glue-point="7" svg:d="m16183 11065 1273-13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cas </meta:initial-creator>
    <meta:creation-date>2012-05-31T21:06:02</meta:creation-date>
    <dc:date>2012-06-01T01:56:05</dc:date>
    <dc:creator>Lucas </dc:creator>
    <meta:editing-duration>PT38M45S</meta:editing-duration>
    <meta:editing-cycles>10</meta:editing-cycles>
    <meta:generator>LibreOffice/3.5$Linux_x86 LibreOffice_project/350m1$Build-2</meta:generator>
    <meta:document-statistic meta:object-count="24"/>
  </office:meta>
</office:document-meta>
</file>